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828FA27E9E72C919.png" manifest:media-type="image/png"/>
  <manifest:file-entry manifest:full-path="Pictures/10001239000004F6000004F6AB59A685DBBF3EA3.svg" manifest:media-type="image/svg+xml"/>
  <manifest:file-entry manifest:full-path="Pictures/10001236000004F6000004F6CABE25685B669399.svg" manifest:media-type="image/svg+xml"/>
  <manifest:file-entry manifest:full-path="Pictures/100002010000003000000030A9FC93969B282A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9.576cm" fo:min-width="17.051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9" style:family="graphic" style:parent-style-name="預設_5f_1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10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985cm" fo:min-width="0.8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4.4cm" fo:padding-top="0.175cm" fo:padding-bottom="0.175cm" fo:padding-left="0.3cm" fo:padding-right="0.3cm"/>
    </style:style>
    <style:style style:name="gr1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svg:stroke-color="#bf0041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Noto Sans1" fo:font-size="12pt" style:font-name-asian="Noto Sans1" style:font-size-asian="12pt" style:font-size-complex="12pt"/>
    </style:style>
    <style:style style:name="T2" style:family="text"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llustrate-places-checkout-last-commit</text:p>
          </draw:text-box>
        </draw:frame>
        <draw:custom-shape draw:style-name="gr1" draw:text-style-name="P2" draw:layer="layout" svg:width="17.651cm" svg:height="9.926cm" svg:x="5.717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frame draw:style-name="gr4" draw:text-style-name="P2" draw:layer="layout" svg:width="1.94cm" svg:height="1.94cm" svg:x="6.9cm" svg:y="6.56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frame draw:style-name="gr4" draw:text-style-name="P2" draw:layer="layout" svg:width="1.94cm" svg:height="1.94cm" svg:x="11.006cm" svg:y="6.56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custom-shape draw:style-name="gr5" draw:text-style-name="P4" draw:layer="layout" svg:width="1.2cm" svg:height="1.2cm" svg:x="16.64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cm" svg:height="1.2cm" svg:x="16.648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2cm" svg:height="1.2cm" svg:x="16.64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7.248cm" svg:y1="9.201cm" svg:x2="17.248cm" svg:y2="8.2cm">
          <text:p/>
        </draw:line>
        <draw:line draw:style-name="gr8" draw:text-style-name="P7" draw:layer="layout" svg:x1="17.248cm" svg:y1="11.2cm" svg:x2="17.248cm" svg:y2="10.401cm">
          <text:p/>
        </draw:line>
        <draw:custom-shape draw:style-name="gr9" draw:text-style-name="P9" draw:layer="layout" svg:width="3.3cm" svg:height="2.9cm" svg:x="6.2cm" svg:y="3.399cm">
          <text:p text:style-name="P8"><text:span text:style-name="T1">工作樹</text:span></text:p>
          <text:p text:style-name="P8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cm" svg:height="2.9cm" svg:x="15.5cm" svg:y="3.399cm">
          <text:p text:style-name="P8"><text:span text:style-name="T1">本地倉庫</text:span></text:p>
          <text:p text:style-name="P8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cm" svg:height="2.9cm" svg:x="10.3cm" svg:y="3.399cm">
          <text:p text:style-name="P8"><text:span text:style-name="T1">變更暫存</text:span></text:p>
          <text:p text:style-name="P8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1.94cm" svg:height="1.94cm" svg:x="13.827cm" svg:y="6.56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g>
          <draw:custom-shape draw:style-name="gr10" draw:text-style-name="P10" draw:layer="layout" svg:width="1.4cm" svg:height="4.2cm" draw:transform="rotate (-1.5707963267949) translate (22.9cm 6.8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1" draw:text-style-name="P11" draw:layer="layout" svg:width="2.8cm" svg:height="1.403cm" svg:x="19.8cm" svg:y="6.895cm">
            <draw:text-box>
              <text:p text:style-name="P6"><text:span text:style-name="T2">工作中版本 </text:span><text:span text:style-name="T2"><text:line-break/></text:span><text:span text:style-name="T2">(Head)</text:span></text:p>
            </draw:text-box>
          </draw:frame>
        </draw:g>
        <draw:custom-shape draw:style-name="gr12" draw:text-style-name="P2" draw:layer="layout" svg:width="5cm" svg:height="2cm" svg:x="13.6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llustrate-checkout-step-one</text:p>
          </draw:text-box>
        </draw:frame>
        <draw:custom-shape draw:style-name="gr1" draw:text-style-name="P2" draw:layer="layout" svg:width="17.651cm" svg:height="9.926cm" svg:x="5.717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frame draw:style-name="gr4" draw:text-style-name="P2" draw:layer="layout" svg:width="1.94cm" svg:height="1.94cm" svg:x="6.9cm" svg:y="6.56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frame draw:style-name="gr4" draw:text-style-name="P2" draw:layer="layout" svg:width="1.94cm" svg:height="1.94cm" svg:x="11.006cm" svg:y="6.56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custom-shape draw:style-name="gr5" draw:text-style-name="P4" draw:layer="layout" svg:width="1.2cm" svg:height="1.2cm" svg:x="16.64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cm" svg:height="1.2cm" svg:x="16.648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2cm" svg:height="1.2cm" svg:x="16.64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7.248cm" svg:y1="9.201cm" svg:x2="17.248cm" svg:y2="8.2cm">
          <text:p/>
        </draw:line>
        <draw:line draw:style-name="gr8" draw:text-style-name="P7" draw:layer="layout" svg:x1="17.248cm" svg:y1="11.2cm" svg:x2="17.248cm" svg:y2="10.401cm">
          <text:p/>
        </draw:line>
        <draw:custom-shape draw:style-name="gr9" draw:text-style-name="P9" draw:layer="layout" svg:width="3.3cm" svg:height="2.9cm" svg:x="6.2cm" svg:y="3.399cm">
          <text:p text:style-name="P8"><text:span text:style-name="T1">工作樹</text:span></text:p>
          <text:p text:style-name="P8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cm" svg:height="2.9cm" svg:x="15.5cm" svg:y="3.399cm">
          <text:p text:style-name="P8"><text:span text:style-name="T1">本地倉庫</text:span></text:p>
          <text:p text:style-name="P8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cm" svg:height="2.9cm" svg:x="10.3cm" svg:y="3.399cm">
          <text:p text:style-name="P8"><text:span text:style-name="T1">變更暫存</text:span></text:p>
          <text:p text:style-name="P8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" draw:text-style-name="P10" draw:layer="layout" svg:width="1.4cm" svg:height="4.2cm" draw:transform="rotate (-1.5707963267949) translate (22.9cm 9.0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1" draw:text-style-name="P11" draw:layer="layout" svg:width="2.8cm" svg:height="1.403cm" svg:x="19.8cm" svg:y="9.095cm">
            <draw:text-box>
              <text:p text:style-name="P6"><text:span text:style-name="T2">工作中版本 </text:span><text:span text:style-name="T2"><text:line-break/></text:span><text:span text:style-name="T2">(Head)</text:span></text:p>
            </draw:text-box>
          </draw:frame>
        </draw:g>
        <draw:custom-shape draw:style-name="gr12" draw:text-style-name="P2" draw:layer="layout" svg:width="5cm" svg:height="2cm" svg:x="13.6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4cm" svg:height="1.94cm" svg:x="13.86cm" svg:y="8.798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A9FC93969B282A7A.png" xlink:type="simple" xlink:show="embed" xlink:actuate="onLoad" loext:mime-type="image/png"/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illustrate-checkout-step-two</text:p>
          </draw:text-box>
        </draw:frame>
        <draw:custom-shape draw:style-name="gr1" draw:text-style-name="P2" draw:layer="layout" svg:width="17.651cm" svg:height="9.926cm" svg:x="5.717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0">
        <draw:frame draw:style-name="gr13" draw:text-style-name="P6" xml:id="id2" draw:id="id2" draw:layer="layout" svg:width="1.94cm" svg:height="1.94cm" svg:x="11cm" svg:y="6.565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A9FC93969B282A7A.png" xlink:type="simple" xlink:show="embed" xlink:actuate="onLoad" loext:mime-type="image/png"/>
        </draw:frame>
        <draw:frame draw:style-name="gr13" draw:text-style-name="P6" xml:id="id3" draw:id="id3" draw:layer="layout" svg:width="1.94cm" svg:height="1.94cm" svg:x="6.879cm" svg:y="6.565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A9FC93969B282A7A.png" xlink:type="simple" xlink:show="embed" xlink:actuate="onLoad" loext:mime-type="image/png"/>
        </draw:frame>
        <draw:custom-shape draw:style-name="gr5" draw:text-style-name="P4" draw:layer="layout" svg:width="1.2cm" svg:height="1.2cm" svg:x="16.64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cm" svg:height="1.2cm" svg:x="16.648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2cm" svg:height="1.2cm" svg:x="16.64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7.248cm" svg:y1="9.201cm" svg:x2="17.248cm" svg:y2="8.2cm">
          <text:p/>
        </draw:line>
        <draw:line draw:style-name="gr8" draw:text-style-name="P7" draw:layer="layout" svg:x1="17.248cm" svg:y1="11.2cm" svg:x2="17.248cm" svg:y2="10.401cm">
          <text:p/>
        </draw:line>
        <draw:custom-shape draw:style-name="gr9" draw:text-style-name="P9" draw:layer="layout" svg:width="3.3cm" svg:height="2.9cm" svg:x="6.2cm" svg:y="3.399cm">
          <text:p text:style-name="P8"><text:span text:style-name="T1">工作樹</text:span></text:p>
          <text:p text:style-name="P8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cm" svg:height="2.9cm" svg:x="15.5cm" svg:y="3.399cm">
          <text:p text:style-name="P8"><text:span text:style-name="T1">本地倉庫</text:span></text:p>
          <text:p text:style-name="P8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3cm" svg:height="2.9cm" svg:x="10.3cm" svg:y="3.399cm">
          <text:p text:style-name="P8"><text:span text:style-name="T1">變更暫存</text:span></text:p>
          <text:p text:style-name="P8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" draw:text-style-name="P10" draw:layer="layout" svg:width="1.4cm" svg:height="4.2cm" draw:transform="rotate (-1.5707963267949) translate (22.9cm 9.0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1" draw:text-style-name="P11" draw:layer="layout" svg:width="2.8cm" svg:height="1.403cm" svg:x="19.8cm" svg:y="9.095cm">
            <draw:text-box>
              <text:p text:style-name="P6"><text:span text:style-name="T2">工作中版本 </text:span><text:span text:style-name="T2"><text:line-break/></text:span><text:span text:style-name="T2">(Head)</text:span></text:p>
            </draw:text-box>
          </draw:frame>
        </draw:g>
        <draw:custom-shape draw:style-name="gr12" draw:text-style-name="P2" draw:layer="layout" svg:width="5cm" svg:height="2cm" svg:x="13.6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6" xml:id="id1" draw:id="id1" draw:layer="layout" svg:width="1.94cm" svg:height="1.94cm" svg:x="13.86cm" svg:y="8.798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A9FC93969B282A7A.png" xlink:type="simple" xlink:show="embed" xlink:actuate="onLoad" loext:mime-type="image/png"/>
        </draw:frame>
        <draw:connector draw:style-name="gr14" draw:text-style-name="P7" draw:layer="layout" draw:type="curve" svg:x1="13.86cm" svg:y1="9.768cm" svg:x2="11.97cm" svg:y2="8.505cm" draw:start-shape="id1" draw:start-glue-point="3" draw:end-shape="id2" draw:end-glue-point="2" svg:d="M13860 9768c-1260 0-1890-421-1890-1263" svg:viewBox="0 0 1891 1264">
          <text:p/>
        </draw:connector>
        <draw:connector draw:style-name="gr14" draw:text-style-name="P7" draw:layer="layout" draw:type="curve" svg:x1="13.86cm" svg:y1="9.768cm" svg:x2="7.849cm" svg:y2="8.505cm" draw:start-shape="id1" draw:start-glue-point="3" draw:end-shape="id3" draw:end-glue-point="2" svg:d="M13860 9768c-4008 0-6011-421-6011-1263" svg:viewBox="0 0 6012 1264">
          <text:p/>
        </draw:connector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3.4.2$Windows_X86_64 LibreOffice_project/60da17e045e08f1793c57c00ba83cdfce946d0aa</meta:generator>
    <dc:date>2020-05-31T20:15:05.915000000</dc:date>
    <meta:editing-duration>PT11H22M55S</meta:editing-duration>
    <meta:editing-cycles>22</meta:editing-cycles>
    <meta:document-statistic meta:object-count="89"/>
  </office:meta>
</office:document-meta>
</file>